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ublish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ublish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Publisher.JmsPublish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Publisher.notify( NotificationMessageHolderType messageHol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msPublisher.validatePublisher( RegisterPublisher registerPublisher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Publisher.onConsumerEvent( Consumer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Publish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Publisher.set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